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office:version="1.0">
  <office:scripts/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docgen_page_break" style:family="paragraph" style:parent-style-name="Standard">
      <style:paragraph-properties fo:break-before="page"/>
    </style:style>
    <style:style style:name="GSuper" style:family="text">
      <style:text-properties style:text-position="super 58%"/>
    </style:style>
    <style:style style:name="GRAMPS-preformat" style:family="text">
      <style:text-properties style:font-name="Courier"/>
    </style:style>
    <style:style style:name="AC2-fam-box" style:family="graphic">
      <style:graphic-properties svg:stroke-width="5.00" draw:marker-start="" draw:marker-start-width="0.0" draw:marker-end-width="0.0" draw:textarea-horizontal-align="center" draw:textarea-vertical-align="middle" draw:stroke="solid" svg:fill-color="#000000" draw:fill-color="#ffffff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AC2-fam-box_shadow" style:family="graphic">
      <style:graphic-properties draw:stroke="none" draw:fill="solid" draw:fill-color="#cccccc" draw:textarea-horizontal-align="center" draw:textarea-vertical-align="middl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AC2-note-box" style:family="graphic">
      <style:graphic-properties svg:stroke-width="5.00" draw:marker-start="" draw:marker-start-width="0.0" draw:marker-end-width="0.0" draw:textarea-horizontal-align="center" draw:textarea-vertical-align="middle" draw:stroke="solid" svg:fill-color="#000000" draw:fill-color="#ffffff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AC2-note-box_shadow" style:family="graphic">
      <style:graphic-properties draw:stroke="none" draw:fill="solid" draw:fill-color="#cccccc" draw:textarea-horizontal-align="center" draw:textarea-vertical-align="middl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AC2-Title" style:family="graphic">
      <style:graphic-properties draw:stroke="none" draw:stroke-color="#000000" svg:fill-color="#000000" draw:fill-color="#ffffff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AC2-Title_shadow" style:family="graphic">
      <style:graphic-properties draw:stroke="none" draw:fill="solid" draw:fill-color="#cccccc" draw:textarea-horizontal-align="center" draw:textarea-vertical-align="middl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AC2-line" style:family="graphic">
      <style:graphic-properties svg:stroke-width="5.00" draw:marker-start="" draw:marker-start-width="0.0" draw:marker-end-width="0.0" draw:textarea-horizontal-align="center" draw:textarea-vertical-align="middle" draw:stroke="solid" svg:fill-color="#000000" draw:fill-color="#ffffff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AC2-line_shadow" style:family="graphic">
      <style:graphic-properties draw:stroke="none" draw:fill="solid" draw:fill-color="#cccccc" draw:textarea-horizontal-align="center" draw:textarea-vertical-align="middl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AC2-box" style:family="graphic">
      <style:graphic-properties svg:stroke-width="5.00" draw:marker-start="" draw:marker-start-width="0.0" draw:marker-end-width="0.0" draw:textarea-horizontal-align="center" draw:textarea-vertical-align="middle" draw:stroke="solid" svg:fill-color="#000000" draw:fill-color="#ffffff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AC2-box_shadow" style:family="graphic">
      <style:graphic-properties draw:stroke="none" draw:fill="solid" draw:fill-color="#cccccc" draw:textarea-horizontal-align="center" draw:textarea-vertical-align="middl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lear" style:family="graphic">
      <style:graphic-properties draw:stroke="none" draw:fill="non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NLAC2-Normal" style:family="paragraph" style:parent-style-name="AC2-Normal">
      <style:paragraph-properties fo:break-before="page"/>
    </style:style>
    <style:style style:name="XAC2-Normal" style:family="paragraph">
      <style:paragraph-properties fo:text-align="start" style:font-name="Arial" fo:font-size="9.00pt" style:font-size-asian="9.00pt" fo:color="#000000" fo:text-indent="0.00cm" fo:margin-right="0.00cm" fo:margin-left="0.00cm" fo:margin-top="0.00cm" fo:margin-bottom="0.00cm"/>
    </style:style>
    <style:style style:name="FAC2-Normal" style:family="text">
      <style:text-properties fo:text-align="start" style:font-name="Arial" fo:color="#000000" fo:font-size="9.00pt" style:font-size-asian="9.00pt"/>
    </style:style>
    <style:style style:name="NLAC2-Title" style:family="paragraph" style:parent-style-name="AC2-Title">
      <style:paragraph-properties fo:break-before="page"/>
    </style:style>
    <style:style style:name="XAC2-Title" style:family="paragraph">
      <style:paragraph-properties fo:text-align="center" style:justify-single-word="false" style:font-name="Arial" fo:font-size="16.00pt" style:font-size-asian="16.00pt" fo:color="#000000" fo:text-indent="0.00cm" fo:margin-right="0.00cm" fo:margin-left="0.00cm" fo:margin-top="0.00cm" fo:margin-bottom="0.00cm"/>
    </style:style>
    <style:style style:name="FAC2-Title" style:family="text">
      <style:text-properties fo:text-align="center" style:justify-single-word="false" style:font-name="Arial" fo:color="#000000" fo:font-size="16.00pt" style:font-size-asian="16.00pt"/>
    </style:style>
    <style:style style:name="NLAC2-Note" style:family="paragraph" style:parent-style-name="AC2-Note">
      <style:paragraph-properties fo:break-before="page"/>
    </style:style>
    <style:style style:name="XAC2-Note" style:family="paragraph">
      <style:paragraph-properties fo:text-align="start" style:font-name="Arial" fo:font-size="9.00pt" style:font-size-asian="9.00pt" fo:color="#000000" fo:text-indent="0.00cm" fo:margin-right="0.00cm" fo:margin-left="0.00cm" fo:margin-top="0.00cm" fo:margin-bottom="0.00cm"/>
    </style:style>
    <style:style style:name="FAC2-Note" style:family="text">
      <style:text-properties fo:text-align="start" style:font-name="Arial" fo:color="#000000" fo:font-size="9.00pt" style:font-size-asian="9.00pt"/>
    </style:style>
    <style:style style:name="Tbold" style:family="text">
      <style:text-properties fo:font-weight="bold"/>
    </style:style>
    <style:style style:name="Titalic" style:family="text">
      <style:text-properties fo:font-style="italic"/>
    </style:style>
    <style:style style:name="Tunderline" style:family="text">
      <style:text-properties style:text-underline-style="solid" style:text-underline-width="auto" style:text-underline-color="font-color"/>
    </style:style>
    <style:style style:name="Left" style:family="graphic" style:parent-style-name="photo">
      <style:graphic-properties style:run-through="foreground" style:wrap="dynamic" style:number-wrapped-paragraphs="no-limit" style:wrap-contour="false" style:vertical-pos="from-top" style:vertical-rel="paragraph-content" style:horizontal-pos="left" style:horizontal-rel="paragraph-content" style:mirror="none" fo:clip="rect(0cm 0cm 0cm 0cm)" draw:luminance="0%" draw:contrast="0" draw:red="0%" draw:green="0%" draw:blue="0%" draw:gamma="1" draw:color-inversion="false" draw:transparency="-100%" draw:color-mode="standard"/>
    </style:style>
    <style:style style:name="Right" style:family="graphic" style:parent-style-name="photo">
      <style:graphic-properties style:run-through="foreground" style:wrap="dynamic" style:number-wrapped-paragraphs="no-limit" style:wrap-contour="false" style:vertical-pos="from-top" style:vertical-rel="paragraph-content" style:horizontal-pos="right" style:horizontal-rel="paragraph-content" style:mirror="none" fo:clip="rect(0cm 0cm 0cm 0cm)" draw:luminance="0%" draw:contrast="0" draw:red="0%" draw:green="0%" draw:blue="0%" draw:gamma="1" draw:color-inversion="false" draw:transparency="-100%" draw:color-mode="standard"/>
    </style:style>
    <style:style style:name="Single" style:family="graphic" style:parent-style-name="Graphics">
      <style:graphic-properties style:vertical-pos="from-top" style:mirror="none" fo:clip="rect(0cm 0cm 0cm 0cm)" draw:luminance="0%" draw:contrast="0" draw:red="0%" draw:green="0%" draw:blue="0%" draw:gamma="1" draw:color-inversion="false" draw:transparency="-100%" draw:color-mode="standard"/>
    </style:style>
    <style:style style:name="Row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" draw:red="0%" draw:green="0%" draw:blue="0%" draw:gamma="1" draw:color-inversion="false" draw:transparency="-100%" draw:color-mode="standard"/>
    </style:style>
  </office:automatic-styles>
  <office:body>
    <office:text>
      <office:forms form:automatic-focus="false" form:apply-design-mode="false"/>
      <text:p text:style-name="docgen_page_break">
<text:alphabetical-index-mark text:string-value="Garner, Robert W. (1826/7-04-24 (Julien) - 1916-02-03)"/><draw:rect text:anchor-type="paragraph" draw:style-name="AC2-box_shadow" draw:z-index="0" draw:text-style-name="AC2-Normal" svg:width="5.98cm" svg:height="1.59cm" svg:x="7.53cm" svg:y="2.25cm">
</draw:rect>
<draw:rect text:anchor-type="paragraph" draw:style-name="AC2-box" draw:text-style-name="AC2-Normal" draw:z-index="1" svg:width="5.98cm" svg:height="1.59cm" svg:x="7.34cm" svg:y="2.05cm">
<text:p text:style-name="AC2-Normal"><text:span text:style-name="FAC2-Normal">Garner, Robert W.<text:line-break/>b. 1826/7-04-24 (Julien)<text:line-break/>d. 1916-02-03</text:span></text:p>
</draw:rect>
<draw:line text:anchor-type="paragraph" draw:z-index="3" draw:style-name="AC2-line" svg:x1="13.32cm" svg:y1="2.85cm" svg:x2="14.31cm" svg:y2="2.85cm"><text:p/>
</draw:line>
<draw:line text:anchor-type="paragraph" draw:z-index="3" draw:style-name="AC2-line" svg:x1="14.31cm" svg:y1="0.86cm" svg:x2="14.31cm" svg:y2="5.07cm"><text:p/>
</draw:line>
<draw:line text:anchor-type="paragraph" draw:z-index="3" draw:style-name="AC2-line" svg:x1="14.31cm" svg:y1="0.86cm" svg:x2="14.64cm" svg:y2="0.86cm"><text:p/>
</draw:line>
<draw:line text:anchor-type="paragraph" draw:z-index="3" draw:style-name="AC2-line" svg:x1="14.31cm" svg:y1="5.07cm" svg:x2="14.64cm" svg:y2="5.07cm"><text:p/>
</draw:line>
<text:alphabetical-index-mark text:string-value="Garner von Zieliński, Lewis Anderson Sr (1855-06-21 - 1911-06-28)"/><draw:rect text:anchor-type="paragraph" draw:style-name="AC2-box_shadow" draw:z-index="0" draw:text-style-name="AC2-Normal" svg:width="5.98cm" svg:height="1.59cm" svg:x="0.23cm" svg:y="6.21cm">
</draw:rect>
<draw:rect text:anchor-type="paragraph" draw:style-name="AC2-box" draw:text-style-name="AC2-Normal" draw:z-index="1" svg:width="5.98cm" svg:height="1.59cm" svg:x="0.04cm" svg:y="6.02cm">
<text:p text:style-name="AC2-Normal"><text:span text:style-name="FAC2-Normal">Garner von Zieliński, Lewis Anderson Sr<text:line-break/>b. 1855-06-21<text:line-break/>d. 1911-06-28</text:span></text:p>
</draw:rect>
<draw:line text:anchor-type="paragraph" draw:z-index="3" draw:style-name="AC2-line" svg:x1="6.02cm" svg:y1="6.82cm" svg:x2="7.01cm" svg:y2="6.82cm"><text:p/>
</draw:line>
<draw:line text:anchor-type="paragraph" draw:z-index="3" draw:style-name="AC2-line" svg:x1="7.01cm" svg:y1="2.85cm" svg:x2="7.01cm" svg:y2="11.02cm"><text:p/>
</draw:line>
<draw:line text:anchor-type="paragraph" draw:z-index="3" draw:style-name="AC2-line" svg:x1="7.01cm" svg:y1="2.85cm" svg:x2="7.34cm" svg:y2="2.85cm"><text:p/>
</draw:line>
<draw:line text:anchor-type="paragraph" draw:z-index="3" draw:style-name="AC2-line" svg:x1="7.01cm" svg:y1="11.02cm" svg:x2="7.34cm" svg:y2="11.02cm"><text:p/>
</draw:line>
<text:alphabetical-index-mark text:string-value="Zieliński, Phoebe Emily (1827-04-12 - 1882-03-07)"/><draw:rect text:anchor-type="paragraph" draw:style-name="AC2-box_shadow" draw:z-index="0" draw:text-style-name="AC2-Normal" svg:width="5.98cm" svg:height="2.06cm" svg:x="7.53cm" svg:y="10.18cm">
</draw:rect>
<draw:rect text:anchor-type="paragraph" draw:style-name="AC2-box" draw:text-style-name="AC2-Normal" draw:z-index="1" svg:width="5.98cm" svg:height="2.06cm" svg:x="7.34cm" svg:y="9.99cm">
<text:p text:style-name="AC2-Normal"><text:span text:style-name="FAC2-Normal">Zieliński, Phoebe Emily<text:line-break/>b. 1827-04-12<text:line-break/>m. 1849-10-04<text:line-break/>d. 1882-03-07</text:span></text:p>
</draw:rect>
<draw:line text:anchor-type="paragraph" draw:z-index="3" draw:style-name="AC2-line" svg:x1="13.32cm" svg:y1="11.02cm" svg:x2="14.31cm" svg:y2="11.02cm"><text:p/>
</draw:line>
<draw:line text:anchor-type="paragraph" draw:z-index="3" draw:style-name="AC2-line" svg:x1="14.31cm" svg:y1="8.80cm" svg:x2="14.31cm" svg:y2="12.77cm"><text:p/>
</draw:line>
<draw:line text:anchor-type="paragraph" draw:z-index="3" draw:style-name="AC2-line" svg:x1="14.31cm" svg:y1="8.80cm" svg:x2="14.64cm" svg:y2="8.80cm"><text:p/>
</draw:line>
<draw:line text:anchor-type="paragraph" draw:z-index="3" draw:style-name="AC2-line" svg:x1="14.31cm" svg:y1="12.77cm" svg:x2="14.64cm" svg:y2="12.77cm"><text:p/>
</draw:line>
</text:p>
      <text:p text:style-name="docgen_page_break">
<text:alphabetical-index-mark text:string-value="Garner, Joseph (1792 - )"/><draw:rect text:anchor-type="paragraph" draw:style-name="AC2-box_shadow" draw:z-index="0" draw:text-style-name="AC2-Normal" svg:width="5.98cm" svg:height="1.59cm" svg:x="0.23cm" svg:y="0.26cm">
</draw:rect>
<draw:rect text:anchor-type="paragraph" draw:style-name="AC2-box" draw:text-style-name="AC2-Normal" draw:z-index="1" svg:width="5.98cm" svg:height="1.59cm" svg:x="0.04cm" svg:y="0.07cm">
<text:p text:style-name="AC2-Normal"><text:span text:style-name="FAC2-Normal">Garner, Joseph<text:line-break/>b. 1792<text:line-break/>d. </text:span></text:p>
</draw:rect>
<text:alphabetical-index-mark text:string-value="Edwards, Lucy (1799-01-17 - 1879-04-02)"/><draw:rect text:anchor-type="paragraph" draw:style-name="AC2-box_shadow" draw:z-index="0" draw:text-style-name="AC2-Normal" svg:width="5.98cm" svg:height="2.06cm" svg:x="0.23cm" svg:y="4.23cm">
</draw:rect>
<draw:rect text:anchor-type="paragraph" draw:style-name="AC2-box" draw:text-style-name="AC2-Normal" draw:z-index="1" svg:width="5.98cm" svg:height="2.06cm" svg:x="0.04cm" svg:y="4.04cm">
<text:p text:style-name="AC2-Normal"><text:span text:style-name="FAC2-Normal">Edwards, Lucy<text:line-break/>b. 1799-01-17<text:line-break/>m. 1823-01-03<text:line-break/>d. 1879-04-02</text:span></text:p>
</draw:rect>
<text:alphabetical-index-mark text:string-value="Шестаков, George (vers 1784-09-00 - 1864-03-09)"/><draw:rect text:anchor-type="paragraph" draw:style-name="AC2-box_shadow" draw:z-index="0" draw:text-style-name="AC2-Normal" svg:width="5.98cm" svg:height="1.59cm" svg:x="0.23cm" svg:y="8.20cm">
</draw:rect>
<draw:rect text:anchor-type="paragraph" draw:style-name="AC2-box" draw:text-style-name="AC2-Normal" draw:z-index="1" svg:width="5.98cm" svg:height="1.59cm" svg:x="0.04cm" svg:y="8.01cm">
<text:p text:style-name="AC2-Normal"><text:span text:style-name="FAC2-Normal">Шестаков, George<text:line-break/>b. vers 1784-09-00<text:line-break/>d. 1864-03-09</text:span></text:p>
</draw:rect>
<text:alphabetical-index-mark text:string-value="Daniels, Phoebe ( -  )"/><draw:rect text:anchor-type="paragraph" draw:style-name="AC2-box_shadow" draw:z-index="0" draw:text-style-name="AC2-Normal" svg:width="5.98cm" svg:height="1.59cm" svg:x="0.23cm" svg:y="12.17cm">
</draw:rect>
<draw:rect text:anchor-type="paragraph" draw:style-name="AC2-box" draw:text-style-name="AC2-Normal" draw:z-index="1" svg:width="5.98cm" svg:height="1.59cm" svg:x="0.04cm" svg:y="11.98cm">
<text:p text:style-name="AC2-Normal"><text:span text:style-name="FAC2-Normal">Daniels, Phoebe<text:line-break/>b. <text:line-break/>m. </text:span></text:p>
</draw:rect>
<text:toc-mark text:string-value="Ancestor Graph" text:outline-level="1"/><draw:frame text:anchor-type="paragraph" draw:style-name="AC2-Title" draw:z-index="2" svg:width="0.56cm" svg:height="16.00pt" svg:x="-0.28cm" svg:y="-100.00cm">
</draw:frame>
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office:version="1.0"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2.205cm" style:writing-mode="page"/>
      <style:text-properties style:font-name="Times New Roman" fo:font-size="12pt" style:font-name-asian="Times New Roman" style:font-size-asian="12pt" style:font-name-complex="Times New Roman" style:font-size-complex="12pt" style:tab-stop-distance="2.205cm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hoto" style:family="graphic">
      <style:graphic-properties text:anchor-type="paragraph" svg:x="0cm" svg:y="0cm" style:wrap="none" style:vertical-pos="top" style:vertical-rel="paragraph-content" style:horizontal-pos="center" style:horizontal-rel="paragraph-content"/>
    </style:style>
    <style:style style:name="AC2-Normal" style:family="paragraph" style:parent-style-name="Standard" style:class="text">
      <style:paragraph-properties fo:margin-left="0.00cm" fo:margin-right="0.00cm" fo:margin-top="0.00cm" fo:margin-bottom="0.00cm" fo:text-align="start" style:justify-single-word="false" fo:text-indent="0.00cm" style:auto-text-indent="false"/>
      <style:text-properties fo:color="#000000" style:font-name="Arial" fo:font-size="9pt"/>
    </style:style>
    <style:style style:name="AC2-Title" style:family="paragraph" style:parent-style-name="Standard" style:class="text">
      <style:paragraph-properties fo:margin-left="0.00cm" fo:margin-right="0.00cm" fo:margin-top="0.00cm" fo:margin-bottom="0.00cm" fo:text-align="center" style:justify-single-word="false" fo:text-indent="0.00cm" style:auto-text-indent="false"/>
      <style:text-properties fo:color="#000000" style:font-name="Arial" fo:font-size="16pt"/>
    </style:style>
    <style:style style:name="AC2-Note" style:family="paragraph" style:parent-style-name="Standard" style:class="text">
      <style:paragraph-properties fo:margin-left="0.00cm" fo:margin-right="0.00cm" fo:margin-top="0.00cm" fo:margin-bottom="0.00cm" fo:text-align="start" style:justify-single-word="false" fo:text-indent="0.00cm" style:auto-text-indent="false"/>
      <style:text-properties fo:color="#000000" style:font-name="Arial" fo:font-size="9pt"/>
    </style:style>
    <draw:stroke-dash draw:name="gramps_solid" draw:style="rect" draw:dots1="1" draw:dots1-length="0.102cm" draw:dots2="1" draw:dots2-length="0.102cm" draw:distance="0.000cm"/>
    <draw:stroke-dash draw:name="gramps_dashed" draw:style="rect" draw:dots1="2" draw:dots1-length="0.102cm" draw:dots2="2" draw:dots2-length="0.102cm" draw:distance="0.204cm"/>
    <draw:stroke-dash draw:name="gramps_dotted" draw:style="rect" draw:dots1="1" draw:dots1-length="0.102cm" draw:dots2="1" draw:dots2-length="0.102cm" draw:distance="0.102cm"/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S-Header" style:family="paragraph" style:parent-style-name="Standard">
      <style:paragraph-properties fo:text-align="center" style:justify-single-word="false"/>
    </style:style>
    <style:style style:name="S-Footer" style:family="paragraph" style:parent-style-name="Header">
      <style:paragraph-properties fo:text-align="center" style:justify-single-word="false"/>
    </style:style>
    <style:page-layout style:name="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bottom="0.499cm"/>
      </style:footer-style>
    </style:page-layout>
  </office:automatic-styles>
  <office:master-styles>
    <style:master-page style:name="Standard" style:page-layout-name="pm1">
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Gramps 5.0.0
</meta:generator>
    <dc:title>
</dc:title>
    <dc:subject>
</dc:subject>
    <dc:description>
</dc:description>
    <meta:initial-creator>
    Alex Roitman,,,
</meta:initial-creator>
    <meta:creation-date>
    2015-08-23T21:48:43
</meta:creation-date>
    <dc:creator>
    Alex Roitman,,,
</dc:creator>
    <dc:date>
    2015-08-23T21:48:43
</dc:date>
    <meta:print-date>0-00-00T00:00:00</meta:print-date>
    <dc:language>
    en-US
</dc:language>
    <meta:editing-cycles>1</meta:editing-cycles>
    <meta:editing-duration>PT0S</meta:editing-duration>
    <meta:user-defined meta:name="Genealogical Research and Analysis Management Programming System">
    http://gramps-project.org/
</meta:user-defined>
    <meta:user-defined meta:name="Info 1"/>
    <meta:user-defined meta:name="Info 2"/>
    <meta:user-defined meta:name="Info 3"/>
  </office:meta>
</office:document-meta>
</file>